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48cm">
          <draw:text-box>
            <text:p text:style-name="P1"><text:span text:style-name="T1">HYMN #444</text:span></text:p>
            <text:p text:style-name="P1"><text:span text:style-name="T2">“</text:span><text:span text:style-name="T2">No Tramp of Soldiers' Marching Fee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638cm" svg:height="7.011cm" svg:x="1.524cm" svg:y="0.609cm">
          <draw:text-box>
            <text:p text:style-name="P1"><text:span text:style-name="T3">1. </text:span><text:span text:style-name="T4">No tramp of soldiers’ marching feet</text:span><text:span text:style-name="T4"><text:line-break/></text:span><text:span text:style-name="T4">With banners and with drums,</text:span><text:span text:style-name="T4"><text:line-break/></text:span><text:span text:style-name="T4">No sound of music’s martial beat:</text:span><text:span text:style-name="T4"><text:line-break/></text:span><text:span text:style-name="T4">“The King of glory comes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4.638cm" svg:height="7.011cm" svg:x="1.568cm" svg:y="0.854cm">
          <draw:text-box>
            <text:p text:style-name="P1"><text:span text:style-name="T4">To greet what pomp of kingly pride</text:span><text:span text:style-name="T4"><text:line-break/></text:span><text:span text:style-name="T4">No bells in triumph ring,</text:span><text:span text:style-name="T4"><text:line-break/></text:span><text:span text:style-name="T4">No city gates swing open wide:</text:span><text:span text:style-name="T4"><text:line-break/></text:span><text:span text:style-name="T4">“Behold, behold your King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146cm" svg:height="7.011cm" svg:x="1.27cm" svg:y="0.762cm">
          <draw:text-box>
            <text:p text:style-name="P1"><text:span text:style-name="T3">2. </text:span><text:span text:style-name="T4">And yet He comes. The children cheer;</text:span><text:span text:style-name="T4"><text:line-break/></text:span><text:span text:style-name="T4">With palms His path is strown.</text:span><text:span text:style-name="T4"><text:line-break/></text:span><text:span text:style-name="T4">With ev’ry step the cross draws near:</text:span><text:span text:style-name="T4"><text:line-break/></text:span><text:span text:style-name="T4">The King of glory’s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6" draw:layer="layout" svg:width="25.146cm" svg:height="7.011cm" svg:x="1.27cm" svg:y="0.609cm">
          <draw:text-box>
            <text:p text:style-name="P1"><text:span text:style-name="T4">Astride a colt He passes by</text:span><text:span text:style-name="T4"><text:line-break/></text:span><text:span text:style-name="T4">As loud hosannas ring,</text:span><text:span text:style-name="T4"><text:line-break/></text:span><text:span text:style-name="T4">Or else the very stones would cry</text:span><text:span text:style-name="T4"><text:line-break/></text:span><text:span text:style-name="T4">“Behold, behold your King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3">3. </text:span><text:span text:style-name="T4">What fading flow’rs His road adorn;</text:span><text:span text:style-name="T4"><text:line-break/></text:span><text:span text:style-name="T4">The palms, how soon laid down!</text:span><text:span text:style-name="T4"><text:line-break/></text:span><text:span text:style-name="T4">No bloom or leaf but only thorn</text:span><text:span text:style-name="T4"><text:line-break/></text:span><text:span text:style-name="T4">The King of glory’s cr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4" draw:layer="layout" svg:width="24.638cm" svg:height="7.011cm" svg:x="1.613cm" svg:y="0.765cm">
          <draw:text-box>
            <text:p text:style-name="P1"><text:span text:style-name="T4">The soldiers mock, the rabble cries,</text:span><text:span text:style-name="T4"><text:line-break/></text:span><text:span text:style-name="T4">The streets with tumult ring,</text:span><text:span text:style-name="T4"><text:line-break/></text:span><text:span text:style-name="T4">As Pilate to the mob replies,</text:span><text:span text:style-name="T4"><text:line-break/></text:span><text:span text:style-name="T4">“Behold, behold your King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4" draw:layer="layout" svg:width="24.892cm" svg:height="7.011cm" svg:x="1.524cm" svg:y="0.762cm">
          <draw:text-box>
            <text:p text:style-name="P1"><text:span text:style-name="T3">4. </text:span><text:span text:style-name="T4">Now He who bore for mortals’ sake</text:span><text:span text:style-name="T4"><text:line-break/></text:span><text:span text:style-name="T4">The cross and all its pains</text:span><text:span text:style-name="T4"><text:line-break/></text:span><text:span text:style-name="T4">And chose a servant’s form to take,</text:span><text:span text:style-name="T4"><text:line-break/></text:span><text:span text:style-name="T4">The King of glory reig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8" draw:layer="layout" svg:width="24.892cm" svg:height="13.96cm" svg:x="1.524cm" svg:y="0.57cm">
          <draw:text-box>
            <text:p text:style-name="P1"><text:span text:style-name="T4">Hosanna to the Savior’s name</text:span><text:span text:style-name="T4"><text:line-break/></text:span><text:span text:style-name="T4">Till heaven’s rafters ring,</text:span><text:span text:style-name="T4"><text:line-break/></text:span><text:span text:style-name="T4">And all the ransomed host proclaim</text:span><text:span text:style-name="T4"><text:line-break/></text:span><text:span text:style-name="T4">“Behold, behold your King!”</text:span></text:p>
            <text:p text:style-name="P7"><text:span text:style-name="T5"><text:line-break/></text:span><text:span text:style-name="T5"/></text:p>
            <text:p text:style-name="P7"><text:span text:style-name="T6"><text:s text:c="8"/></text:span><text:span text:style-name="T6">© 1984 Hope Publishing Co. </text:span></text:p>
            <text:p text:style-name="P7"><text:span text:style-name="T6"><text:s text:c="8"/></text:span><text:span text:style-name="T6">Used by permission:</text:span></text:p>
            <text:p text:style-name="P7"><text:span text:style-name="T6"><text:s text:c="8"/></text:span><text:span text:style-name="T6">LSB Hymn License </text:span></text:p>
            <text:p text:style-name="P7"><text:span text:style-name="T6"><text:s text:c="8"/></text:span><text:span text:style-name="T6">.NET, no. 100011038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41:51.504000000</meta:creation-date>
    <dc:title>Hymn template</dc:title>
    <meta:editing-duration>PT13M20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10T10:27:26.611000000</dc:date>
    <meta:document-statistic meta:object-count="157"/>
    <meta:template xlink:type="simple" xlink:actuate="onRequest" xlink:title="Hymn template" xlink:href="../../AppData/Roaming/LibreOffice/4/user/template/Worship%20Templsates/Hymn%20template.otp" meta:date="2015-03-26T19:41:51.239000000"/>
  </office:meta>
</office:document-meta>
</file>